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311in"/>
    </style:style>
    <style:style style:name="co2" style:family="table-column">
      <style:table-column-properties fo:break-before="auto" style:column-width="0.7098in"/>
    </style:style>
    <style:style style:name="co3" style:family="table-column">
      <style:table-column-properties fo:break-before="auto" style:column-width="1.9799in"/>
    </style:style>
    <style:style style:name="co4" style:family="table-column">
      <style:table-column-properties fo:break-before="auto" style:column-width="1.6354in"/>
    </style:style>
    <style:style style:name="co5" style:family="table-column">
      <style:table-column-properties fo:break-before="auto" style:column-width="1.4417in"/>
    </style:style>
    <style:style style:name="co6" style:family="table-column">
      <style:table-column-properties fo:break-before="auto" style:column-width="2.302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2.3346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Lohit Hindi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exercise name</text:p>
          </table:table-cell>
          <table:table-cell table:style-name="ce1" office:value-type="string">
            <text:p>abbr</text:p>
          </table:table-cell>
          <table:table-cell table:style-name="ce1" office:value-type="string">
            <text:p>syntax example</text:p>
          </table:table-cell>
          <table:table-cell table:style-name="ce1" office:value-type="string">
            <text:p>key units</text:p>
          </table:table-cell>
          <table:table-cell table:style-name="ce1" office:value-type="string">
            <text:p>control units</text:p>
          </table:table-cell>
          <table:table-cell table:style-name="ce1" office:value-type="string">
            <text:p>extra units</text:p>
          </table:table-cell>
          <table:table-cell table:style-name="ce1" office:value-type="string">
            <text:p>keywords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rest</text:p>
          </table:table-cell>
          <table:table-cell office:value-type="string">
            <text:p>vila, paus, återh</text:p>
          </table:table-cell>
          <table:table-cell office:value-type="string">
            <text:p>/, P</text:p>
          </table:table-cell>
          <table:table-cell office:value-type="string">
            <text:p>/6'</text:p>
          </table:table-cell>
          <table:table-cell office:value-type="string">
            <text:p>time, (distance)</text:p>
          </table:table-cell>
          <table:table-cell/>
          <table:table-cell office:value-type="string">
            <text:p>distance&amp;keyword / time&amp;keyword</text:p>
          </table:table-cell>
          <table:table-cell office:value-type="string">
            <text:p>gång, jogg, %</text:p>
          </table:table-cell>
          <table:table-cell table:number-columns-repeated="1016"/>
        </table:table-row>
        <table:table-row table:style-name="ro1">
          <table:table-cell office:value-type="string">
            <text:p>rest</text:p>
          </table:table-cell>
          <table:table-cell office:value-type="string">
            <text:p>seriepaus</text:p>
          </table:table-cell>
          <table:table-cell office:value-type="string">
            <text:p>//, SP</text:p>
          </table:table-cell>
          <table:table-cell office:value-type="string">
            <text:p>//10'</text:p>
          </table:table-cell>
          <table:table-cell office:value-type="string">
            <text:p>time, (distance)</text:p>
          </table:table-cell>
          <table:table-cell/>
          <table:table-cell office:value-type="string">
            <text:p>distance&amp;keyword / time&amp;keyword</text:p>
          </table:table-cell>
          <table:table-cell office:value-type="string">
            <text:p>gång, jogg, 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unning</text:p>
          </table:table-cell>
          <table:table-cell office:value-type="string">
            <text:p>löpning</text:p>
          </table:table-cell>
          <table:table-cell/>
          <table:table-cell office:value-type="string">
            <text:p>300m</text:p>
          </table:table-cell>
          <table:table-cell office:value-type="string">
            <text:p>distance, (time)</text:p>
          </table:table-cell>
          <table:table-cell office:value-type="string">
            <text:p>pulse, lact</text:p>
          </table:table-cell>
          <table:table-cell/>
          <table:table-cell office:value-type="string">
            <text:p>%, min/km</text:p>
          </table:table-cell>
          <table:table-cell table:number-columns-repeated="1016"/>
        </table:table-row>
        <table:table-row table:style-name="ro1">
          <table:table-cell office:value-type="string">
            <text:p>running</text:p>
          </table:table-cell>
          <table:table-cell office:value-type="string">
            <text:p>häcklöpning, häck</text:p>
          </table:table-cell>
          <table:table-cell office:value-type="string">
            <text:p>H</text:p>
          </table:table-cell>
          <table:table-cell office:value-type="string">
            <text:p>300m H</text:p>
          </table:table-cell>
          <table:table-cell office:value-type="string">
            <text:p>distance, (time)</text:p>
          </table:table-cell>
          <table:table-cell office:value-type="string">
            <text:p>pulse, lact</text:p>
          </table:table-cell>
          <table:table-cell table:style-name="ce2" office:value-type="string">
            <text:p><text:span text:style-name="T1">no.hurdles, hurdlespacing</text:span></text:p>
          </table:table-cell>
          <table:table-cell office:value-type="string">
            <text:p>%, min/km</text:p>
          </table:table-cell>
          <table:table-cell table:number-columns-repeated="1016"/>
        </table:table-row>
        <table:table-row table:style-name="ro1">
          <table:table-cell office:value-type="string">
            <text:p>running</text:p>
          </table:table-cell>
          <table:table-cell office:value-type="string">
            <text:p>starter</text:p>
          </table:table-cell>
          <table:table-cell/>
          <table:table-cell office:value-type="string">
            <text:p>Starter: 5x60m</text:p>
          </table:table-cell>
          <table:table-cell office:value-type="string">
            <text:p>distance, (time)</text:p>
          </table:table-cell>
          <table:table-cell table:number-columns-repeated="2"/>
          <table:table-cell office:value-type="string">
            <text:p>%, min/km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rills</text:p>
          </table:table-cell>
          <table:table-cell office:value-type="string">
            <text:p>skipping m.fl</text:p>
          </table:table-cell>
          <table:table-cell table:number-columns-repeated="2"/>
          <table:table-cell office:value-type="string">
            <text:p>distance</text:p>
          </table:table-cell>
          <table:table-cell table:number-columns-repeated="1019"/>
        </table:table-row>
        <table:table-row table:style-name="ro1">
          <table:table-cell office:value-type="string">
            <text:p>drills</text:p>
          </table:table-cell>
          <table:table-cell office:value-type="string">
            <text:p>häckdriller</text:p>
          </table:table-cell>
          <table:table-cell table:number-columns-repeated="2"/>
          <table:table-cell office:value-type="string">
            <text:p>no.hurdles</text:p>
          </table:table-cell>
          <table:table-cell/>
          <table:table-cell office:value-type="string">
            <text:p>hurdlespacing</text:p>
          </table:table-cell>
          <table:table-cell table:number-columns-repeated="1017"/>
        </table:table-row>
        <table:table-row table:style-name="ro1">
          <table:table-cell office:value-type="string">
            <text:p>drills</text:p>
          </table:table-cell>
          <table:table-cell office:value-type="string">
            <text:p>mm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lyometric strength</text:p>
          </table:table-cell>
          <table:table-cell office:value-type="string">
            <text:p>flersteg</text:p>
          </table:table-cell>
          <table:table-cell table:number-columns-repeated="2"/>
          <table:table-cell office:value-type="string">
            <text:p>no.jumps, distance</text:p>
          </table:table-cell>
          <table:table-cell office:value-type="string">
            <text:p>distance</text:p>
          </table:table-cell>
          <table:table-cell table:number-columns-repeated="1018"/>
        </table:table-row>
        <table:table-row table:style-name="ro1">
          <table:table-cell office:value-type="string">
            <text:p>plyometric strength</text:p>
          </table:table-cell>
          <table:table-cell office:value-type="string">
            <text:p>trapplöpning</text:p>
          </table:table-cell>
          <table:table-cell table:number-columns-repeated="2"/>
          <table:table-cell office:value-type="string">
            <text:p>no.jumps</text:p>
          </table:table-cell>
          <table:table-cell office:value-type="string">
            <text:p>time</text:p>
          </table:table-cell>
          <table:table-cell table:number-columns-repeated="1018"/>
        </table:table-row>
        <table:table-row table:style-name="ro1">
          <table:table-cell office:value-type="string">
            <text:p>plyometric strength</text:p>
          </table:table-cell>
          <table:table-cell office:value-type="string">
            <text:p>häckhopp</text:p>
          </table:table-cell>
          <table:table-cell table:number-columns-repeated="2"/>
          <table:table-cell office:value-type="string">
            <text:p>no.jumps, height</text:p>
          </table:table-cell>
          <table:table-cell table:number-columns-repeated="1019"/>
        </table:table-row>
        <table:table-row table:style-name="ro1">
          <table:table-cell office:value-type="string">
            <text:p>plyometric strength</text:p>
          </table:table-cell>
          <table:table-cell office:value-type="string">
            <text:p>boxhopp</text:p>
          </table:table-cell>
          <table:table-cell table:number-columns-repeated="2"/>
          <table:table-cell office:value-type="string">
            <text:p>no.jump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ength</text:p>
          </table:table-cell>
          <table:table-cell office:value-type="string">
            <text:p>knäböj</text:p>
          </table:table-cell>
          <table:table-cell office:value-type="string">
            <text:p>knb</text:p>
          </table:table-cell>
          <table:table-cell office:value-type="string">
            <text:p>knb 2x10x80, 6x100</text:p>
          </table:table-cell>
          <table:table-cell office:value-type="string">
            <text:p>Mass (kg)</text:p>
          </table:table-cell>
          <table:table-cell table:number-columns-repeated="1019"/>
        </table:table-row>
        <table:table-row table:style-name="ro1">
          <table:table-cell office:value-type="string">
            <text:p>strength</text:p>
          </table:table-cell>
          <table:table-cell office:value-type="string">
            <text:p>frivändning</text:p>
          </table:table-cell>
          <table:table-cell office:value-type="string">
            <text:p>friv</text:p>
          </table:table-cell>
          <table:table-cell office:value-type="string">
            <text:p>friv 3x80 + 2x90 + 1x95</text:p>
          </table:table-cell>
          <table:table-cell office:value-type="string">
            <text:p>Mass (kg)</text:p>
          </table:table-cell>
          <table:table-cell table:number-columns-repeated="1019"/>
        </table:table-row>
        <table:table-row table:style-name="ro1">
          <table:table-cell office:value-type="string">
            <text:p>strength</text:p>
          </table:table-cell>
          <table:table-cell office:value-type="string">
            <text:p>mm.</text:p>
          </table:table-cell>
          <table:table-cell table:number-columns-repeated="1022"/>
        </table:table-row>
        <table:table-row table:style-name="ro1">
          <table:table-cell office:value-type="string">
            <text:p>strength</text:p>
          </table:table-cell>
          <table:table-cell office:value-type="string">
            <text:p>situps</text:p>
          </table:table-cell>
          <table:table-cell/>
          <table:table-cell office:value-type="string">
            <text:p>situps 3x30</text:p>
          </table:table-cell>
          <table:table-cell office:value-type="string">
            <text:p>Reps, (mass resistance)</text:p>
          </table:table-cell>
          <table:table-cell table:number-columns-repeated="1019"/>
        </table:table-row>
        <table:table-row table:style-name="ro1">
          <table:table-cell office:value-type="string">
            <text:p>strength</text:p>
          </table:table-cell>
          <table:table-cell office:value-type="string">
            <text:p>mm.</text:p>
          </table:table-cell>
          <table:table-cell table:number-columns-repeated="1022"/>
        </table:table-row>
        <table:table-row table:style-name="ro1">
          <table:table-cell office:value-type="string">
            <text:p>strength</text:p>
          </table:table-cell>
          <table:table-cell office:value-type="string">
            <text:p>core, bålövninga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ength</text:p>
          </table:table-cell>
          <table:table-cell table:style-name="ce1" office:value-type="string">
            <text:p>kombinationer</text:p>
          </table:table-cell>
          <table:table-cell/>
          <table:table-cell office:value-type="string">
            <text:p>3x (mage, rygg, statisk baklår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st</text:p>
          </table:table-cell>
          <table:table-cell office:value-type="string">
            <text:p>vikt</text:p>
          </table:table-cell>
          <table:table-cell/>
          <table:table-cell office:value-type="string">
            <text:p>Vikt: 74,3kg</text:p>
          </table:table-cell>
          <table:table-cell office:value-type="string">
            <text:p>Mass (kg)</text:p>
          </table:table-cell>
          <table:table-cell table:number-columns-repeated="1019"/>
        </table:table-row>
        <table:table-row table:style-name="ro1">
          <table:table-cell office:value-type="string">
            <text:p>test</text:p>
          </table:table-cell>
          <table:table-cell office:value-type="string">
            <text:p>längd</text:p>
          </table:table-cell>
          <table:table-cell/>
          <table:table-cell office:value-type="string">
            <text:p>Längd: 1,84m</text:p>
          </table:table-cell>
          <table:table-cell office:value-type="string">
            <text:p>Length (m)</text:p>
          </table:table-cell>
          <table:table-cell table:number-columns-repeated="1019"/>
        </table:table-row>
        <table:table-row table:style-name="ro1">
          <table:table-cell office:value-type="string">
            <text:p>test</text:p>
          </table:table-cell>
          <table:table-cell office:value-type="string">
            <text:p>ortostatisk test</text:p>
          </table:table-cell>
          <table:table-cell table:number-columns-repeated="1022"/>
        </table:table-row>
        <table:table-row table:style-name="ro1">
          <table:table-cell office:value-type="string">
            <text:p>test</text:p>
          </table:table-cell>
          <table:table-cell office:value-type="string">
            <text:p>mm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ealth</text:p>
          </table:table-cell>
          <table:table-cell office:value-type="string">
            <text:p>sjuk</text:p>
          </table:table-cell>
          <table:table-cell table:number-columns-repeated="1022"/>
        </table:table-row>
        <table:table-row table:style-name="ro1">
          <table:table-cell office:value-type="string">
            <text:p>health</text:p>
          </table:table-cell>
          <table:table-cell office:value-type="string">
            <text:p>skada</text:p>
          </table:table-cell>
          <table:table-cell table:number-columns-repeated="1022"/>
        </table:table-row>
        <table:table-row table:style-name="ro1">
          <table:table-cell office:value-type="string">
            <text:p>health</text:p>
          </table:table-cell>
          <table:table-cell office:value-type="string">
            <text:p>mm.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30">04/30/2011</text:date>, <text:time>13:0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stav Klingstedt</meta:initial-creator>
    <meta:creation-date>2011-04-30T11:13:01</meta:creation-date>
    <meta:generator>OpenOffice.org/3.2$Linux OpenOffice.org_project/320m19$Build-9505</meta:generator>
    <dc:date>2011-04-30T13:04:00</dc:date>
    <dc:creator>Gustav Klingstedt</dc:creator>
    <meta:editing-duration>PT01H51M01S</meta:editing-duration>
    <meta:editing-cycles>4</meta:editing-cycles>
    <meta:document-statistic meta:table-count="3" meta:cell-count="105" meta:object-count="0"/>
  </office:meta>
</office:document-meta>
</file>